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6.3333in" fo:margin-left="0.2299in" table:align="left" style:writing-mode="lr-tb"/>
    </style:style>
    <style:style style:name="Tabell1.A" style:family="table-column">
      <style:table-column-properties style:column-width="2.1688in"/>
    </style:style>
    <style:style style:name="Tabell1.B" style:family="table-column">
      <style:table-column-properties style:column-width="0.8257in"/>
    </style:style>
    <style:style style:name="Tabell1.C" style:family="table-column">
      <style:table-column-properties style:column-width="0.8347in"/>
    </style:style>
    <style:style style:name="Tabell1.D" style:family="table-column">
      <style:table-column-properties style:column-width="2.5042in"/>
    </style:style>
    <style:style style:name="Tabell1.1" style:family="table-row">
      <style:table-row-properties fo:keep-together="auto"/>
    </style:style>
    <style:style style:name="Tabell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1.D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ell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D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D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A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l1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l1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l1.D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ell2" style:family="table">
      <style:table-properties style:width="4.9167in" fo:margin-left="1.7854in" table:align="left"/>
    </style:style>
    <style:style style:name="Tabell2.A" style:family="table-column">
      <style:table-column-properties style:column-width="4.9167in"/>
    </style:style>
    <style:style style:name="Tabell2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1293b"/>
    </style:style>
    <style:style style:name="P2" style:family="paragraph" style:parent-style-name="Standard">
      <style:text-properties officeooo:rsid="0014fa49" officeooo:paragraph-rsid="0015f0bd"/>
    </style:style>
    <style:style style:name="P3" style:family="paragraph" style:parent-style-name="Standard">
      <style:text-properties officeooo:paragraph-rsid="0015f0bd"/>
    </style:style>
    <style:style style:name="P4" style:family="paragraph" style:parent-style-name="Standard">
      <style:text-properties officeooo:paragraph-rsid="00196abf"/>
    </style:style>
    <style:style style:name="P5" style:family="paragraph" style:parent-style-name="Standard">
      <style:paragraph-properties fo:margin-left="0in" fo:margin-right="-0.5in" fo:text-indent="0in" style:auto-text-indent="false" style:text-autospace="none"/>
      <style:text-properties fo:color="#000000" style:font-name="Courier New" fo:font-size="8pt" officeooo:rsid="0008511e" officeooo:paragraph-rsid="0008511e" style:font-size-asian="8pt" style:font-name-complex="Courier New" style:font-size-complex="8pt"/>
    </style:style>
    <style:style style:name="P6" style:family="paragraph" style:parent-style-name="Standard">
      <style:paragraph-properties fo:margin-left="1.7811in" fo:margin-right="0in" fo:text-indent="-1.4063in" style:auto-text-indent="false"/>
      <style:text-properties fo:color="#000000" style:font-name="Courier New" fo:font-size="8pt" officeooo:rsid="0008511e" officeooo:paragraph-rsid="0009e265" style:font-size-asian="8pt" style:font-name-complex="Courier New" style:font-size-complex="8pt"/>
    </style:style>
    <style:style style:name="P7" style:family="paragraph" style:parent-style-name="Standard">
      <style:paragraph-properties fo:margin-left="1.7811in" fo:margin-right="0in" fo:text-indent="-1.4063in" style:auto-text-indent="false"/>
      <style:text-properties fo:color="#000000" style:font-name="Courier New" fo:font-size="8pt" officeooo:rsid="00287c48" officeooo:paragraph-rsid="00287c48" style:font-size-asian="8pt" style:font-name-complex="Courier New" style:font-size-complex="8pt"/>
    </style:style>
    <style:style style:name="P8" style:family="paragraph" style:parent-style-name="Standard">
      <style:paragraph-properties fo:margin-left="1.7811in" fo:margin-right="0in" fo:text-indent="-1.4063in" style:auto-text-indent="false"/>
      <style:text-properties fo:color="#000000" style:font-name="Courier New" fo:font-size="8pt" fo:font-style="normal" fo:font-weight="normal" officeooo:rsid="0008511e" officeooo:paragraph-rsid="000c4035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9" style:family="paragraph" style:parent-style-name="Standard">
      <style:paragraph-properties fo:margin-left="1.7811in" fo:margin-right="0in" fo:text-indent="-1.4063in" style:auto-text-indent="false"/>
      <style:text-properties officeooo:paragraph-rsid="0011293b"/>
    </style:style>
    <style:style style:name="P10" style:family="paragraph" style:parent-style-name="Standard">
      <style:paragraph-properties fo:margin-left="1.7811in" fo:margin-right="0in" fo:text-indent="-1.4063in" style:auto-text-indent="false"/>
      <style:text-properties style:font-name="Arial" fo:font-size="14pt" fo:font-style="italic" fo:font-weight="bold" officeooo:rsid="0011293b" officeooo:paragraph-rsid="0011293b" style:font-name-asian="SimSun" style:font-size-asian="14pt" style:font-style-asian="italic" style:font-weight-asian="bold" style:font-name-complex="Mangal" style:font-size-complex="14pt" style:font-style-complex="italic" style:font-weight-complex="bold"/>
    </style:style>
    <style:style style:name="P11" style:family="paragraph" style:parent-style-name="Standard">
      <style:paragraph-properties fo:margin-left="1.7811in" fo:margin-right="0in" fo:text-indent="-1.4063in" style:auto-text-indent="false"/>
      <style:text-properties officeooo:rsid="000f35c8" officeooo:paragraph-rsid="000f35c8"/>
    </style:style>
    <style:style style:name="P12" style:family="paragraph" style:parent-style-name="Standard">
      <style:paragraph-properties fo:margin-left="1.7811in" fo:margin-right="0in" fo:text-indent="-1.4063in" style:auto-text-indent="false"/>
      <style:text-properties officeooo:rsid="002272f9" officeooo:paragraph-rsid="002272f9"/>
    </style:style>
    <style:style style:name="P13" style:family="paragraph" style:parent-style-name="Standard">
      <style:paragraph-properties fo:margin-left="1.7811in" fo:margin-right="0in" fo:text-indent="-1.4063in" style:auto-text-indent="false">
        <style:tab-stops>
          <style:tab-stop style:position="3.8752in"/>
        </style:tab-stops>
      </style:paragraph-properties>
      <style:text-properties officeooo:paragraph-rsid="00233d76"/>
    </style:style>
    <style:style style:name="P14" style:family="paragraph" style:parent-style-name="Standard">
      <style:paragraph-properties fo:margin-left="1.7811in" fo:margin-right="0in" fo:text-indent="-1.4063in" style:auto-text-indent="false"/>
      <style:text-properties officeooo:paragraph-rsid="0023e1c3"/>
    </style:style>
    <style:style style:name="P15" style:family="paragraph" style:parent-style-name="Standard">
      <style:paragraph-properties fo:margin-left="1.7811in" fo:margin-right="0in" fo:text-indent="-1.4063in" style:auto-text-indent="false"/>
      <style:text-properties officeooo:paragraph-rsid="002402a5"/>
    </style:style>
    <style:style style:name="P16" style:family="paragraph" style:parent-style-name="Standard">
      <style:paragraph-properties fo:margin-left="1.7811in" fo:margin-right="0in" fo:text-indent="-1.4063in" style:auto-text-indent="false"/>
      <style:text-properties officeooo:paragraph-rsid="00287c48"/>
    </style:style>
    <style:style style:name="P17" style:family="paragraph" style:parent-style-name="Standard">
      <style:paragraph-properties fo:margin-left="1.7811in" fo:margin-right="0in" fo:text-indent="-1.4063in" style:auto-text-indent="false"/>
      <style:text-properties officeooo:paragraph-rsid="002954cd"/>
    </style:style>
    <style:style style:name="P18" style:family="paragraph" style:parent-style-name="Standard">
      <style:paragraph-properties fo:margin-left="0.1752in" fo:margin-right="0in" fo:text-align="center" style:justify-single-word="false" fo:keep-together="always" fo:text-indent="0in" style:auto-text-indent="false" fo:keep-with-next="always" style:snap-to-layout-grid="false"/>
      <style:text-properties fo:font-weight="bold" officeooo:paragraph-rsid="0009e265" style:font-weight-asian="bold"/>
    </style:style>
    <style:style style:name="P19" style:family="paragraph" style:parent-style-name="Standard">
      <style:paragraph-properties fo:margin-left="0.1752in" fo:margin-right="0in" fo:keep-together="always" fo:text-indent="0in" style:auto-text-indent="false" fo:keep-with-next="always" style:snap-to-layout-grid="false"/>
      <style:text-properties fo:font-weight="bold" officeooo:paragraph-rsid="0009e265" style:font-weight-asian="bold"/>
    </style:style>
    <style:style style:name="P20" style:family="paragraph" style:parent-style-name="Standard">
      <style:paragraph-properties fo:margin-left="0.1752in" fo:margin-right="0in" fo:text-align="center" style:justify-single-word="false" fo:keep-together="always" fo:text-indent="0in" style:auto-text-indent="false" fo:keep-with-next="always" style:snap-to-layout-grid="false"/>
      <style:text-properties officeooo:paragraph-rsid="0009e265"/>
    </style:style>
    <style:style style:name="P21" style:family="paragraph" style:parent-style-name="Standard">
      <style:paragraph-properties fo:margin-left="0.1752in" fo:margin-right="0in" fo:keep-together="always" fo:text-indent="0in" style:auto-text-indent="false" fo:keep-with-next="always" style:snap-to-layout-grid="false"/>
      <style:text-properties officeooo:paragraph-rsid="0009e265"/>
    </style:style>
    <style:style style:name="P22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officeooo:rsid="0014fa49" officeooo:paragraph-rsid="0015f0bd"/>
    </style:style>
    <style:style style:name="P23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officeooo:paragraph-rsid="0014fa49"/>
    </style:style>
    <style:style style:name="P24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officeooo:paragraph-rsid="0015f0bd"/>
    </style:style>
    <style:style style:name="P25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officeooo:paragraph-rsid="00196abf"/>
    </style:style>
    <style:style style:name="P26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000000" style:font-name="Courier New" fo:font-size="10pt" officeooo:paragraph-rsid="0014fa49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000000" style:font-name="Courier New" fo:font-size="10pt" officeooo:paragraph-rsid="0015f0bd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000000" style:font-name="Courier New" fo:font-size="10pt" officeooo:paragraph-rsid="00196abf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style:font-name="Courier New" fo:font-size="10pt" officeooo:paragraph-rsid="0015f0bd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000000" style:font-name="Courier New" fo:font-size="10pt" officeooo:rsid="0014fa49" officeooo:paragraph-rsid="0014fa49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000000" style:font-name="Courier New" fo:font-size="10pt" officeooo:rsid="001ca063" officeooo:paragraph-rsid="001ca063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000000" style:font-name="Courier New" fo:font-size="10pt" fo:font-style="normal" fo:font-weight="normal" officeooo:rsid="0008511e" officeooo:paragraph-rsid="001ca063" style:font-name-asian="SimSun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>
      <style:paragraph-properties fo:padding-left="0.0555in" fo:padding-right="0.0555in" fo:padding-top="0.0138in" fo:padding-bottom="0.0138in" fo:border="0.51pt solid #000000"/>
      <style:text-properties officeooo:paragraph-rsid="0015f0bd"/>
    </style:style>
    <style:style style:name="P34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228b22" style:font-name="Courier New" fo:font-size="10pt" officeooo:paragraph-rsid="0014fa49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228b22" style:font-name="Courier New" fo:font-size="10pt" officeooo:paragraph-rsid="0015f0bd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228b22" style:font-name="Courier New" fo:font-size="10pt" officeooo:paragraph-rsid="00196abf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padding-left="0.0555in" fo:padding-right="0.0555in" fo:padding-top="0.0138in" fo:padding-bottom="0.0138in" fo:border="0.51pt solid #000000" style:text-autospace="none"/>
      <style:text-properties fo:color="#228b22" style:font-name="Courier New" fo:font-size="10pt" officeooo:rsid="001ca063" officeooo:paragraph-rsid="001ca063" style:font-name-asian="Courier New" style:font-size-asian="10pt" style:font-name-complex="Courier New" style:font-size-complex="10pt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fo:color="#000000" style:font-name="Times New Roman" fo:font-size="12pt" fo:font-style="normal" fo:font-weight="normal" officeooo:rsid="0009e265" officeooo:paragraph-rsid="0009e265" style:font-name-asian="SimSun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color="#000000" style:font-name="Times New Roman" fo:font-size="12pt" fo:font-style="normal" fo:font-weight="normal" officeooo:rsid="000c4035" officeooo:paragraph-rsid="000c4035" style:font-name-asian="SimSun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paragraph-rsid="0009e265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officeooo:rsid="000c4035" officeooo:paragraph-rsid="000c4035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paragraph-rsid="00287c48"/>
    </style:style>
    <style:style style:name="P43" style:family="paragraph" style:parent-style-name="Text_20_body">
      <style:text-properties officeooo:rsid="0006960c" officeooo:paragraph-rsid="0006960c"/>
    </style:style>
    <style:style style:name="P44" style:family="paragraph" style:parent-style-name="Text_20_body">
      <style:text-properties fo:color="#000000" style:font-name="Courier New" fo:font-size="8pt" fo:font-style="normal" fo:font-weight="normal" officeooo:rsid="0008511e" officeooo:paragraph-rsid="000f35c8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45" style:family="paragraph" style:parent-style-name="Text_20_body">
      <style:text-properties fo:color="#000000" style:font-name="Courier New" fo:font-size="8pt" fo:font-style="normal" fo:font-weight="normal" officeooo:rsid="000f35c8" officeooo:paragraph-rsid="000f35c8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46" style:family="paragraph" style:parent-style-name="Text_20_body">
      <style:text-properties fo:color="#000000" style:font-name="Times New Roman" fo:font-size="12pt" fo:font-style="normal" fo:font-weight="normal" officeooo:rsid="000f35c8" officeooo:paragraph-rsid="000f35c8" style:font-name-asian="SimSun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7" style:family="paragraph" style:parent-style-name="Text_20_body">
      <style:text-properties officeooo:rsid="0009e265" officeooo:paragraph-rsid="0009e265"/>
    </style:style>
    <style:style style:name="P48" style:family="paragraph" style:parent-style-name="Text_20_body">
      <style:text-properties officeooo:rsid="000e4425" officeooo:paragraph-rsid="000e4425"/>
    </style:style>
    <style:style style:name="P49" style:family="paragraph" style:parent-style-name="Text_20_body">
      <style:text-properties officeooo:rsid="0014fa49" officeooo:paragraph-rsid="0014fa49"/>
    </style:style>
    <style:style style:name="P50" style:family="paragraph" style:parent-style-name="Text_20_body">
      <style:text-properties officeooo:rsid="0014fa49" officeooo:paragraph-rsid="00196abf"/>
    </style:style>
    <style:style style:name="P51" style:family="paragraph" style:parent-style-name="Text_20_body">
      <style:text-properties officeooo:rsid="0015f0bd" officeooo:paragraph-rsid="0015f0bd"/>
    </style:style>
    <style:style style:name="P52" style:family="paragraph" style:parent-style-name="Text_20_body">
      <style:text-properties officeooo:rsid="0008511e" officeooo:paragraph-rsid="0008511e"/>
    </style:style>
    <style:style style:name="P53" style:family="paragraph" style:parent-style-name="Text_20_body">
      <style:text-properties officeooo:rsid="000f35c8" officeooo:paragraph-rsid="000f35c8"/>
    </style:style>
    <style:style style:name="P54" style:family="paragraph" style:parent-style-name="Text_20_body">
      <style:text-properties officeooo:rsid="00049656" officeooo:paragraph-rsid="00049656"/>
    </style:style>
    <style:style style:name="P55" style:family="paragraph" style:parent-style-name="Text_20_body">
      <style:text-properties officeooo:paragraph-rsid="00049656"/>
    </style:style>
    <style:style style:name="P56" style:family="paragraph" style:parent-style-name="Text_20_body">
      <style:text-properties officeooo:rsid="002694fe" officeooo:paragraph-rsid="002694fe"/>
    </style:style>
    <style:style style:name="P57" style:family="paragraph" style:parent-style-name="Text_20_body">
      <style:paragraph-properties fo:margin-left="0.4925in" fo:margin-right="0in" fo:text-indent="0in" style:auto-text-indent="false"/>
      <style:text-properties fo:color="#000000" style:font-name="Courier New" fo:font-size="8pt" officeooo:rsid="0008511e" officeooo:paragraph-rsid="0009e265" style:font-size-asian="8pt" style:font-name-complex="Courier New" style:font-size-complex="8pt"/>
    </style:style>
    <style:style style:name="P58" style:family="paragraph" style:parent-style-name="Text_20_body">
      <style:paragraph-properties fo:margin-left="0.5in" fo:margin-right="0in" fo:text-indent="0in" style:auto-text-indent="false"/>
      <style:text-properties fo:color="#000000" style:font-name="Courier New" fo:font-size="8pt" fo:font-style="normal" fo:font-weight="normal" officeooo:rsid="0008511e" officeooo:paragraph-rsid="000f35c8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Standard">
      <style:paragraph-properties fo:margin-left="0.3752in" fo:margin-right="0in" fo:text-indent="0in" style:auto-text-indent="false"/>
      <style:text-properties officeooo:paragraph-rsid="0011293b"/>
    </style:style>
    <style:style style:name="P62" style:family="paragraph" style:parent-style-name="Standard" style:master-page-name="">
      <style:paragraph-properties fo:margin-left="0.3752in" fo:margin-right="0in" fo:text-indent="0in" style:auto-text-indent="false" style:page-number="auto"/>
      <style:text-properties officeooo:paragraph-rsid="0011293b"/>
    </style:style>
    <style:style style:name="P63" style:family="paragraph" style:parent-style-name="Table_20_Contents">
      <style:text-properties fo:font-size="9pt" officeooo:rsid="00287c48" officeooo:paragraph-rsid="00287c48" style:font-size-asian="9pt" style:font-size-complex="9pt"/>
    </style:style>
    <style:style style:name="P64" style:family="paragraph" style:parent-style-name="Standard">
      <style:paragraph-properties fo:margin-left="1.7811in" fo:margin-right="0in" fo:text-indent="-1.4063in" style:auto-text-indent="false"/>
      <style:text-properties officeooo:paragraph-rsid="002ba57c"/>
    </style:style>
    <style:style style:name="P65" style:family="paragraph" style:parent-style-name="Heading_20_2">
      <style:text-properties officeooo:rsid="00049656"/>
    </style:style>
    <style:style style:name="P66" style:family="paragraph" style:parent-style-name="Heading_20_2">
      <style:text-properties officeooo:rsid="00049656" officeooo:paragraph-rsid="00049656"/>
    </style:style>
    <style:style style:name="P67" style:family="paragraph" style:parent-style-name="Heading_20_2">
      <style:text-properties officeooo:rsid="00049656" officeooo:paragraph-rsid="002694fe"/>
    </style:style>
    <style:style style:name="P68" style:family="paragraph" style:parent-style-name="Heading_20_2">
      <style:text-properties officeooo:rsid="000f35c8" officeooo:paragraph-rsid="000f35c8"/>
    </style:style>
    <style:style style:name="P69" style:family="paragraph" style:parent-style-name="Heading_20_2">
      <style:text-properties officeooo:rsid="0014fa49" officeooo:paragraph-rsid="0014fa49"/>
    </style:style>
    <style:style style:name="P70" style:family="paragraph" style:parent-style-name="Heading_20_2">
      <style:text-properties officeooo:rsid="0011293b" officeooo:paragraph-rsid="0011293b"/>
    </style:style>
    <style:style style:name="P71" style:family="paragraph" style:parent-style-name="Heading_20_2">
      <style:paragraph-properties fo:margin-left="0in" fo:margin-right="0in" fo:text-indent="0in" style:auto-text-indent="false"/>
      <style:text-properties fo:color="#000000" style:font-name="Arial" fo:font-size="14pt" fo:font-style="italic" fo:font-weight="bold" officeooo:rsid="00049656" officeooo:paragraph-rsid="000c4035" style:font-name-asian="SimSun" style:font-size-asian="14pt" style:font-style-asian="italic" style:font-weight-asian="bold" style:font-name-complex="Mangal" style:font-size-complex="14pt" style:font-style-complex="italic" style:font-weight-complex="bold"/>
    </style:style>
    <style:style style:name="P72" style:family="paragraph" style:parent-style-name="Heading_20_2">
      <style:paragraph-properties fo:margin-left="0in" fo:margin-right="0in" fo:text-indent="0in" style:auto-text-indent="false"/>
      <style:text-properties fo:color="#000000" style:font-name="Arial" fo:font-size="14pt" fo:font-style="italic" fo:font-weight="bold" officeooo:rsid="00049656" officeooo:paragraph-rsid="0009e265" style:font-name-asian="SimSun" style:font-size-asian="14pt" style:font-style-asian="italic" style:font-weight-asian="bold" style:font-name-complex="Mangal" style:font-size-complex="14pt" style:font-style-complex="italic" style:font-weight-complex="bold"/>
    </style:style>
    <style:style style:name="P73" style:family="paragraph" style:parent-style-name="Text_20_body" style:list-style-name="L1">
      <style:text-properties officeooo:rsid="00049656" officeooo:paragraph-rsid="00049656"/>
    </style:style>
    <style:style style:name="P74" style:family="paragraph" style:parent-style-name="Text_20_body" style:list-style-name="L1">
      <style:text-properties officeooo:rsid="0006960c" officeooo:paragraph-rsid="0009e265"/>
    </style:style>
    <style:style style:name="P75" style:family="paragraph" style:parent-style-name="Text_20_body" style:list-style-name="L1">
      <style:text-properties officeooo:rsid="0006960c" officeooo:paragraph-rsid="0006960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6abf" style:font-weight-asian="bold" style:font-weight-complex="bold"/>
    </style:style>
    <style:style style:name="T5" style:family="text">
      <style:text-properties officeooo:rsid="00049656"/>
    </style:style>
    <style:style style:name="T6" style:family="text">
      <style:text-properties officeooo:rsid="0006960c"/>
    </style:style>
    <style:style style:name="T7" style:family="text">
      <style:text-properties officeooo:rsid="0008511e"/>
    </style:style>
    <style:style style:name="T8" style:family="text">
      <style:text-properties officeooo:rsid="0009e265"/>
    </style:style>
    <style:style style:name="T9" style:family="text">
      <style:text-properties fo:color="#000000" style:font-name="Courier New" fo:font-size="8pt" style:font-size-asian="8pt" style:font-name-complex="Courier New" style:font-size-complex="8pt"/>
    </style:style>
    <style:style style:name="T10" style:family="text">
      <style:text-properties fo:color="#000000" style:font-name="Courier New" fo:font-size="8pt" officeooo:rsid="0023e1c3" style:font-size-asian="8pt" style:font-name-complex="Courier New" style:font-size-complex="8pt"/>
    </style:style>
    <style:style style:name="T11" style:family="text">
      <style:text-properties fo:color="#000000" style:font-name="Courier New" fo:font-size="8pt" officeooo:rsid="002954cd" style:font-size-asian="8pt" style:font-name-complex="Courier New" style:font-size-complex="8pt"/>
    </style:style>
    <style:style style:name="T12" style:family="text">
      <style:text-properties fo:color="#000000" style:font-name="Courier New" fo:font-size="8pt" fo:font-style="normal" fo:font-weight="normal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3" style:family="text">
      <style:text-properties fo:color="#000000" style:font-name="Courier New" fo:font-size="8pt" fo:font-style="normal" fo:font-weight="normal" officeooo:rsid="0008511e" style:font-name-asian="SimSun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4" style:family="text">
      <style:text-properties fo:color="#000000" style:font-name="Courier New" fo:font-size="8pt" fo:font-style="normal" style:font-size-asian="8pt" style:font-style-asian="normal" style:font-name-complex="Courier New" style:font-size-complex="8pt" style:font-style-complex="normal"/>
    </style:style>
    <style:style style:name="T15" style:family="text">
      <style:text-properties fo:color="#000000" style:font-name="Courier New" fo:font-size="8pt" fo:font-style="normal" officeooo:rsid="002272f9" style:font-size-asian="8pt" style:font-style-asian="normal" style:font-name-complex="Courier New" style:font-size-complex="8pt" style:font-style-complex="normal"/>
    </style:style>
    <style:style style:name="T16" style:family="text">
      <style:text-properties fo:color="#000000" style:font-name="Courier New" fo:font-size="8pt" fo:font-style="normal" officeooo:rsid="0023e1c3" style:font-size-asian="8pt" style:font-style-asian="normal" style:font-name-complex="Courier New" style:font-size-complex="8pt" style:font-style-complex="normal"/>
    </style:style>
    <style:style style:name="T17" style:family="text">
      <style:text-properties fo:color="#000000" style:font-name="Courier New" fo:font-size="8pt" fo:font-style="normal" officeooo:rsid="002ba57c" style:font-size-asian="8pt" style:font-style-asian="normal" style:font-name-complex="Courier New" style:font-size-complex="8pt" style:font-style-complex="normal"/>
    </style:style>
    <style:style style:name="T18" style:family="text">
      <style:text-properties fo:color="#000000" style:font-name="Courier New" fo:font-size="8pt" fo:font-style="normal" style:font-name-asian="Courier New" style:font-size-asian="8pt" style:font-style-asian="normal" style:font-name-complex="Courier New" style:font-size-complex="8pt" style:font-style-complex="normal"/>
    </style:style>
    <style:style style:name="T1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" style:family="text">
      <style:text-properties fo:color="#000000" style:font-name="Courier New" fo:font-size="10pt" officeooo:rsid="0014fa49" style:font-name-asian="Courier New" style:font-size-asian="10pt" style:font-name-complex="Courier New" style:font-size-complex="10pt"/>
    </style:style>
    <style:style style:name="T21" style:family="text">
      <style:text-properties fo:color="#000000" style:font-name="Times New Roman" fo:font-size="12pt" fo:font-style="normal" fo:font-weight="normal" style:font-name-asian="SimSun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22" style:family="text">
      <style:text-properties fo:color="#000000" style:font-name="Times New Roman" fo:font-size="12pt" fo:font-style="normal" fo:font-weight="normal" officeooo:rsid="00049656" style:font-name-asian="SimSun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23" style:family="text">
      <style:text-properties fo:color="#000000" style:font-name="Times New Roman" fo:font-size="12pt" style:font-size-asian="12pt" style:font-name-complex="Courier New" style:font-size-complex="12pt"/>
    </style:style>
    <style:style style:name="T24" style:family="text">
      <style:text-properties fo:color="#000000" style:font-name="Times New Roman" fo:font-size="12pt" officeooo:rsid="0006960c" style:font-size-asian="12pt" style:font-name-complex="Courier New" style:font-size-complex="12pt"/>
    </style:style>
    <style:style style:name="T25" style:family="text">
      <style:text-properties fo:color="#000000" style:font-name="Times New Roman" fo:font-size="12pt" officeooo:rsid="0028514a" style:font-size-asian="12pt" style:font-name-complex="Courier New" style:font-size-complex="12pt"/>
    </style:style>
    <style:style style:name="T26" style:family="text">
      <style:text-properties fo:color="#000000" style:font-name="DejaVu Sans Light" fo:font-size="8pt" fo:font-style="normal" style:font-size-asian="8pt" style:font-style-asian="normal" style:font-name-complex="Courier New" style:font-size-complex="8pt" style:font-style-complex="normal"/>
    </style:style>
    <style:style style:name="T27" style:family="text">
      <style:text-properties fo:color="#000000" style:font-name="DejaVu Sans Light" fo:font-size="8pt" fo:font-style="normal" officeooo:rsid="002ba57c" style:font-size-asian="8pt" style:font-style-asian="normal" style:font-name-complex="Courier New" style:font-size-complex="8pt" style:font-style-complex="normal"/>
    </style:style>
    <style:style style:name="T28" style:family="text">
      <style:text-properties fo:color="#000000" style:font-name="Times New Roman" fo:font-size="8pt" fo:font-style="normal" style:font-size-asian="8pt" style:font-style-asian="normal" style:font-name-complex="Courier New" style:font-size-complex="8pt" style:font-style-complex="normal"/>
    </style:style>
    <style:style style:name="T29" style:family="text">
      <style:text-properties fo:color="#000000" style:font-name="Times New Roman" fo:font-size="8pt" fo:font-style="normal" officeooo:rsid="002ba57c" style:font-size-asian="8pt" style:font-style-asian="normal" style:font-name-complex="Courier New" style:font-size-complex="8pt" style:font-style-complex="normal"/>
    </style:style>
    <style:style style:name="T30" style:family="text">
      <style:text-properties fo:color="#000000" style:font-name="Times New Roman" fo:font-size="11pt" fo:font-style="normal" style:font-size-asian="11pt" style:font-style-asian="normal" style:font-name-complex="Courier New" style:font-size-complex="11pt" style:font-style-complex="normal"/>
    </style:style>
    <style:style style:name="T31" style:family="text">
      <style:text-properties fo:color="#000000" style:font-name="Times New Roman" fo:font-size="11pt" fo:font-style="normal" officeooo:rsid="002ba57c" style:font-size-asian="11pt" style:font-style-asian="normal" style:font-name-complex="Courier New" style:font-size-complex="11pt" style:font-style-complex="normal"/>
    </style:style>
    <style:style style:name="T32" style:family="text">
      <style:text-properties fo:color="#000000" style:font-name="Times New Roman" fo:font-size="12pt" fo:font-style="normal" style:font-size-asian="12pt" style:font-style-asian="normal" style:font-name-complex="Courier New" style:font-size-complex="12pt" style:font-style-complex="normal"/>
    </style:style>
    <style:style style:name="T33" style:family="text">
      <style:text-properties fo:color="#000000" style:font-name="Times New Roman" fo:font-size="12pt" fo:font-style="normal" officeooo:rsid="002ba57c" style:font-size-asian="12pt" style:font-style-asian="normal" style:font-name-complex="Courier New" style:font-size-complex="12pt" style:font-style-complex="normal"/>
    </style:style>
    <style:style style:name="T34" style:family="text">
      <style:text-properties officeooo:rsid="000bd7b1"/>
    </style:style>
    <style:style style:name="T35" style:family="text">
      <style:text-properties officeooo:rsid="000c4035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style:font-name="Times New Roman" fo:font-size="12pt" officeooo:rsid="000f35c8" style:font-size-asian="12pt" style:font-size-complex="12pt"/>
    </style:style>
    <style:style style:name="T38" style:family="text">
      <style:text-properties fo:color="#a020f0" style:font-name="Courier New" fo:font-size="10pt" style:font-name-asian="Courier New" style:font-size-asian="10pt" style:font-name-complex="Courier New" style:font-size-complex="10pt"/>
    </style:style>
    <style:style style:name="T39" style:family="text">
      <style:text-properties officeooo:rsid="000d9b9c"/>
    </style:style>
    <style:style style:name="T40" style:family="text">
      <style:text-properties officeooo:rsid="000f35c8"/>
    </style:style>
    <style:style style:name="T41" style:family="text">
      <style:text-properties fo:color="#228b22"/>
    </style:style>
    <style:style style:name="T42" style:family="text"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T43" style:family="text">
      <style:text-properties fo:color="#228b22" style:font-name="Courier New" fo:font-size="10pt" officeooo:rsid="0014fa49" style:font-name-asian="Courier New" style:font-size-asian="10pt" style:font-name-complex="Courier New" style:font-size-complex="10pt"/>
    </style:style>
    <style:style style:name="T44" style:family="text">
      <style:text-properties fo:color="#228b22" style:font-name="Courier New" fo:font-size="10pt" officeooo:rsid="0015f0bd" style:font-name-asian="Courier New" style:font-size-asian="10pt" style:font-name-complex="Courier New" style:font-size-complex="10pt"/>
    </style:style>
    <style:style style:name="T45" style:family="text">
      <style:text-properties fo:color="#228b22" style:font-name="Courier New" fo:font-size="10pt" officeooo:rsid="00196abf" style:font-name-asian="Courier New" style:font-size-asian="10pt" style:font-name-complex="Courier New" style:font-size-complex="10pt"/>
    </style:style>
    <style:style style:name="T46" style:family="text">
      <style:text-properties fo:color="#228b22" style:font-name="Courier New" fo:font-size="10pt" officeooo:rsid="001afb10" style:font-name-asian="Courier New" style:font-size-asian="10pt" style:font-name-complex="Courier New" style:font-size-complex="10pt"/>
    </style:style>
    <style:style style:name="T47" style:family="text">
      <style:text-properties fo:color="#228b22" officeooo:rsid="00196abf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text-underline-style="none" style:font-style-asian="italic" style:font-style-complex="italic"/>
    </style:style>
    <style:style style:name="T50" style:family="text">
      <style:text-properties fo:color="#000080" style:font-name="Arial" fo:font-size="9pt" fo:font-style="normal" style:font-name-asian="Courier New" style:font-size-asian="9pt" style:font-style-asian="normal" style:font-name-complex="Arial" style:font-size-complex="9pt" style:font-style-complex="normal"/>
    </style:style>
    <style:style style:name="T51" style:family="text">
      <style:text-properties fo:color="#000080" style:font-name="Arial" fo:font-size="9pt" fo:font-style="normal" officeooo:rsid="002153b2" style:font-name-asian="Courier New" style:font-size-asian="9pt" style:font-style-asian="normal" style:font-name-complex="Arial" style:font-size-complex="9pt" style:font-style-complex="normal"/>
    </style:style>
    <style:style style:name="T52" style:family="text">
      <style:text-properties fo:color="#000080" style:font-name="Arial" fo:font-size="9pt" fo:font-style="normal" officeooo:rsid="00233d76" style:font-name-asian="Courier New" style:font-size-asian="9pt" style:font-style-asian="normal" style:font-name-complex="Arial" style:font-size-complex="9pt" style:font-style-complex="normal"/>
    </style:style>
    <style:style style:name="T53" style:family="text">
      <style:text-properties officeooo:rsid="0015f0bd"/>
    </style:style>
    <style:style style:name="T54" style:family="text">
      <style:text-properties officeooo:rsid="001794e7"/>
    </style:style>
    <style:style style:name="T55" style:family="text">
      <style:text-properties officeooo:rsid="00196abf"/>
    </style:style>
    <style:style style:name="T56" style:family="text">
      <style:text-properties officeooo:rsid="001f60be"/>
    </style:style>
    <style:style style:name="T57" style:family="text">
      <style:text-properties officeooo:rsid="0023e1c3"/>
    </style:style>
    <style:style style:name="T58" style:family="text">
      <style:text-properties officeooo:rsid="00287c48"/>
    </style:style>
    <style:style style:name="T59" style:family="text">
      <style:text-properties officeooo:rsid="002954cd"/>
    </style:style>
    <style:style style:name="T60" style:family="text">
      <style:text-properties style:font-name="DejaVu Sans Light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1pt" style:font-size-asian="11pt" style:font-size-complex="11pt"/>
    </style:style>
    <style:style style:name="T63" style:family="text">
      <style:text-properties style:font-name="Times New Roman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324_315291764"/><text:span text:style-name="T5">Scripting</text:span> imlook4d<text:bookmark-end text:name="__RefHeading__324_315291764"/></text:h>
      <text:table-of-content text:style-name="Sect1" text:protected="true" text:name="Innehållsförteckning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Contents_20_Heading">Table of Contents</text:p>
          </text:index-title>
          <text:p text:style-name="P59"><text:a xlink:type="simple" xlink:href="#__RefHeading__324_315291764" text:style-name="Index_20_Link" text:visited-style-name="Index_20_Link">Scripting imlook4d<text:tab/>1</text:a></text:p>
          <text:p text:style-name="P60"><text:a xlink:type="simple" xlink:href="#__RefHeading__326_315291764" text:style-name="Index_20_Link" text:visited-style-name="Index_20_Link">Introduction<text:tab/>1</text:a></text:p>
          <text:p text:style-name="P60"><text:a xlink:type="simple" xlink:href="#__RefHeading__328_315291764" text:style-name="Index_20_Link" text:visited-style-name="Index_20_Link">Basics – create an empty script<text:tab/>1</text:a></text:p>
          <text:p text:style-name="P60"><text:a xlink:type="simple" xlink:href="#__RefHeading__330_315291764" text:style-name="Index_20_Link" text:visited-style-name="Index_20_Link">Basics – access the data<text:tab/>1</text:a></text:p>
          <text:p text:style-name="P60"><text:a xlink:type="simple" xlink:href="#__RefHeading__332_315291764" text:style-name="Index_20_Link" text:visited-style-name="Index_20_Link">Basics – make your first calculation<text:tab/>2</text:a></text:p>
          <text:p text:style-name="P60"><text:a xlink:type="simple" xlink:href="#__RefHeading__334_315291764" text:style-name="Index_20_Link" text:visited-style-name="Index_20_Link">Basics – meaning of variables<text:tab/>2</text:a></text:p>
          <text:p text:style-name="P60"><text:a xlink:type="simple" xlink:href="#__RefHeading__336_315291764" text:style-name="Index_20_Link" text:visited-style-name="Index_20_Link">Understanding your first script<text:tab/>3</text:a></text:p>
          <text:p text:style-name="P60"><text:a xlink:type="simple" xlink:href="#__RefHeading__462_315291764" text:style-name="Index_20_Link" text:visited-style-name="Index_20_Link">Example script skeletons<text:tab/>3</text:a></text:p>
          <text:p text:style-name="P60"><text:a xlink:type="simple" xlink:href="#__RefHeading__338_315291764" text:style-name="Index_20_Link" text:visited-style-name="Index_20_Link">List of Script commands<text:tab/>4</text:a></text:p>
        </text:index-body>
      </text:table-of-content>
      <text:p text:style-name="Text_20_body"/>
      <text:h text:style-name="Heading_20_2" text:outline-level="2"><text:bookmark-start text:name="__RefHeading__326_315291764"/>Introduction<text:bookmark-end text:name="__RefHeading__326_315291764"/></text:h>
      <text:p text:style-name="Text_20_body">Imlook4d <text:span text:style-name="T5">is tightly integrated with the Matlab workspace. <text:s/>This allows export from imlook4d to the workspace, and import back from the workspace. <text:s/>Thus, following an export the image matrix and other variables may be manipulated from the Matlab command window, thus unleashing the full potential of Matlab. <text:s/>The data can then be imported back again to imlook4d.</text:span></text:p>
      <text:p text:style-name="Text_20_body"/>
      <text:p text:style-name="P54">This very principle of calculating in the Matlab workspace, is exactly what is done when running a Matlab script file from the command line. <text:s/>Imlook4d facilitates the use of scripts, by integrating scripts. <text:s/>Inside the main folder where imlook4d was installed, there is a folder named SCRIPTS. <text:s text:c="2"/>Imlook4d scans the subfolders of the SCRIPTS folder for files with the extention “.m”. <text:s text:c="2"/></text:p>
      <text:h text:style-name="P66" text:outline-level="2"><text:bookmark-start text:name="__RefHeading__328_315291764"/>Basics – the mechanism for scripting<text:bookmark-end text:name="__RefHeading__328_315291764"/></text:h>
      <text:p text:style-name="P56">When imlook4d starts, the SCRIPTS folder and one subfolder down is analyzed for .m files. <text:s/>The SCRIPTS menu is populated by the subfolder names. <text:s/>Each of these subfolder names becomes a menu item in the SCRIPTS menu. <text:s/>Within each of these menu items (the subfolder names), new submenu items are created with names from the script names. <text:s/></text:p>
      <text:p text:style-name="P56">Naming convention: <text:s/>Since Matlab script names are not allowed to include spaces, but it is nice for readibility to have spaces in the menues, the convention to use “_” in the script name when a space is intended should be used. <text:s/>imlook4d will replace “_” with “ “ in the menu items.</text:p>
      <text:p text:style-name="P56">Clicking the SCRIPTS menu exports the variables <text:s/><text:span text:style-name="T10">imlook4d_current_handle, imlook4d_current_handles </text:span><text:span text:style-name="T24">to Matlab workspace. <text:s/></text:span><text:span text:style-name="T23">The first variable is a handle to the active imlook4d window (also called an imlook4d instance). <text:s/>The second variable is a structure containing all data within this instance. <text:s/></text:span></text:p>
      <text:p text:style-name="P56"><text:span text:style-name="T23">Following the click on the SCRIPTS menu it unfolds, and a submenu item is selected. <text:s/></text:span><text:span text:style-name="T25">When a submenu item is selected the</text:span><text:span text:style-name="T23"> script file </text:span><text:span text:style-name="T25">with the same name</text:span><text:span text:style-name="T23"> is executed </text:span><text:span text:style-name="T25">(compare comment about spaces above)</text:span><text:span text:style-name="T23">.</text:span></text:p>
      <text:p text:style-name="P55"/>
      <text:h text:style-name="P67" text:outline-level="2">Basics – create an empty script</text:h>
      <text:p text:style-name="P43">First we need to create an empty script, and we will place that in a personal folder inside the SCRIPTS folder:</text:p>
      <text:list xml:id="list4583039497837281117" text:style-name="L1">
        <text:list-item>
          <text:p text:style-name="P73">Create <text:span text:style-name="T6">a folder with your name in the SCRIPTS folder. <text:s/>I created a folder named </text:span><text:soft-page-break/><text:span text:style-name="T6">MY_SCRIPTS.</text:span></text:p>
        </text:list-item>
        <text:list-item>
          <text:p text:style-name="P74">In the folder SCRIPTS/MY_SCRIPTS I create a new file “my_script.m” . <text:s/>Only use characters a-Z, A-Z and “_”. <text:s/>Spaces and other strange characters are not allowed, but use “_” instead of a space (you will see why later on).</text:p>
        </text:list-item>
        <text:list-item>
          <text:p text:style-name="P75">Double-click on my_script.m to open it in Matlab.</text:p>
        </text:list-item>
      </text:list>
      <text:p text:style-name="P48"><text:span text:style-name="T1">Note:</text:span><text:span text:style-name="T2"> </text:span>If you create a new script, it will not be recognized from the already open imlook4d windows. <text:s/>You need to create a new imlook4d window, either by opening a new image file, or by selecting the imlook4d menu “/SCRIPTS/Change/Duplicate”.</text:p>
      <text:h text:style-name="P65" text:outline-level="2"><text:bookmark-start text:name="__RefHeading__330_315291764"/>Basics – access the data<text:bookmark-end text:name="__RefHeading__330_315291764"/></text:h>
      <text:p text:style-name="P43">The aim now is to get a feel for how scripting works. <text:s/><text:span text:style-name="T7">First open an image file (as described in a previous tutorial). <text:s/>Select the SCRIPTS menu, and let go.</text:span></text:p>
      <text:p text:style-name="P52">Select the main Matlab window and look in the variable list. <text:s/>You will now see two variables exported to the Matlab workspace:</text:p>
      <text:p text:style-name="P5"><text:tab/>imlook4d_current_handle<text:tab/>(handle to the current imlook4d instance)<text:line-break/><text:tab/>imlook4d_current_handles <text:tab/>(handles structure to GUI and data)</text:p>
      <text:p text:style-name="P47">These two variables will be used by the scripts language that will be introduced below.</text:p>
      <text:p text:style-name="P47"/>
      <text:p text:style-name="P47">Now, edit the my_script.m file you created earlier. <text:s/>Write the following, and save:</text:p>
      <text:p text:style-name="P32">StartScript;</text:p>
      <text:p text:style-name="P6"/>
      <text:p text:style-name="P6"/>
      <text:p text:style-name="P47">Select SCRIPTS/<text:span text:style-name="T6">MY_SCRIPTS </text:span>from the imlook4d window, and you will <text:span text:style-name="T35">see a duplicate of the imlook4d window open. <text:s/>You will also </text:span>see many more variables in the Matlab workspace:</text:p>
      <text:p text:style-name="P57">handleToOriginal, imlook4d_Cdata, imlook4d_ROI, imlook4d_ROINames, imlook4d_ROI_number, imlook4d_current_handle, imlook4d_current_handles, imlook4d_duration, imlook4d_frame, imlook4d_slice, imlook4d_time, imlook4d_variables_before_script</text:p>
      <text:p text:style-name="P38">These variables gives direct access to most things you need to do to manipulate image volumes, and <text:s/>region-of-interests (ROIs). <text:s/><text:span text:style-name="T35">The duplicate imlook4d menu is where your manipulated data will be written back.</text:span></text:p>
      <text:h text:style-name="P71" text:outline-level="2"><text:bookmark-start text:name="__RefHeading__332_315291764"/>Basics – <text:span text:style-name="T35">make your first calculation</text:span><text:bookmark-end text:name="__RefHeading__332_315291764"/></text:h>
      <text:p text:style-name="P41"><text:span text:style-name="T22">L</text:span><text:span text:style-name="T21">ets now make a script that multiplies all pixels by 2. <text:s/>Edit the script, and type:</text:span></text:p>
      <text:p text:style-name="P32">StartScript</text:p>
      <text:p text:style-name="P32">imlook4d_Cdata=2*imlook4d_Cdata;</text:p>
      <text:p text:style-name="P32">WindowTitle('My_Script did this !');</text:p>
      <text:p text:style-name="P32">EndScript</text:p>
      <text:p text:style-name="P8"/>
      <text:p text:style-name="P39">You should now get a duplicate imlook4d window, but with the color scale showing <text:span text:style-name="T1">twice the maximum value</text:span>. <text:s/><text:span text:style-name="T39">Also the imlook4d window title is changed to “My_Script did this!”.</text:span></text:p>
      <text:p text:style-name="P39"/>
      <text:h text:style-name="P72" text:outline-level="2"><text:bookmark-start text:name="__RefHeading__334_315291764"/>Basics – <text:span text:style-name="T8">meaning of variables</text:span><text:bookmark-end text:name="__RefHeading__334_315291764"/></text:h>
      <text:p text:style-name="P47">The table below shows what variables are Exported when creating a script. <text:s/><text:span text:style-name="T34">This is exactly the same as selecting the imlook4d menu “/Workspace/Export untouched”. <text:s/>The table also shows what variables are imported back with the imlook4d menu “/Workspace/Import”. <text:s/>All these variables are referring to the new imlook4d window that was opened.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 table:style-name="Tabell1.1">
          <table:table-cell table:style-name="Tabell1.A1" office:value-type="string">
            <text:p text:style-name="P19">Variable</text:p>
          </table:table-cell>
          <table:table-cell table:style-name="Tabell1.A1" office:value-type="string">
            <text:p text:style-name="P18">Export</text:p>
          </table:table-cell>
          <table:table-cell table:style-name="Tabell1.A1" office:value-type="string">
            <text:p text:style-name="P18">Import</text:p>
          </table:table-cell>
          <table:table-cell table:style-name="Tabell1.D1" office:value-type="string">
            <text:p text:style-name="P18">Explanation</text:p>
          </table:table-cell>
        </table:table-row>
        <text:soft-page-break/>
        <table:table-row table:style-name="Tabell1.1">
          <table:table-cell table:style-name="Tabell1.A2" office:value-type="string">
            <text:p text:style-name="P21">imlook4d_current_handle</text:p>
          </table:table-cell>
          <table:table-cell table:style-name="Tabell1.B2" office:value-type="string">
            <text:p text:style-name="P20">x</text:p>
          </table:table-cell>
          <table:table-cell table:style-name="Tabell1.C2" office:value-type="string">
            <text:p text:style-name="P20"/>
          </table:table-cell>
          <table:table-cell table:style-name="Tabell1.D2" office:value-type="string">
            <text:p text:style-name="P21">Handle to current imlook4d</text:p>
          </table:table-cell>
        </table:table-row>
        <table:table-row table:style-name="Tabell1.1">
          <table:table-cell table:style-name="Tabell1.A3" office:value-type="string">
            <text:p text:style-name="P21">imlook4d_current_handles</text:p>
          </table:table-cell>
          <table:table-cell table:style-name="Tabell1.B3" office:value-type="string">
            <text:p text:style-name="P20">x</text:p>
          </table:table-cell>
          <table:table-cell table:style-name="Tabell1.C3" office:value-type="string">
            <text:p text:style-name="P20">x</text:p>
          </table:table-cell>
          <table:table-cell table:style-name="Tabell1.D3" office:value-type="string">
            <text:p text:style-name="P21">Struct defining everything in current imlook4d</text:p>
          </table:table-cell>
        </table:table-row>
        <table:table-row table:style-name="Tabell1.1">
          <table:table-cell table:style-name="Tabell1.A4" office:value-type="string">
            <text:p text:style-name="P21">imlook4d_time</text:p>
          </table:table-cell>
          <table:table-cell table:style-name="Tabell1.B4" office:value-type="string">
            <text:p text:style-name="P20">x</text:p>
          </table:table-cell>
          <table:table-cell table:style-name="Tabell1.C4" office:value-type="string">
            <text:p text:style-name="P20">x</text:p>
          </table:table-cell>
          <table:table-cell table:style-name="Tabell1.D4" office:value-type="string">
            <text:p text:style-name="P21">Frame time</text:p>
          </table:table-cell>
        </table:table-row>
        <table:table-row table:style-name="Tabell1.1">
          <table:table-cell table:style-name="Tabell1.A5" office:value-type="string">
            <text:p text:style-name="P21">imlook4d_duration</text:p>
          </table:table-cell>
          <table:table-cell table:style-name="Tabell1.B5" office:value-type="string">
            <text:p text:style-name="P20">x</text:p>
          </table:table-cell>
          <table:table-cell table:style-name="Tabell1.C5" office:value-type="string">
            <text:p text:style-name="P20">x</text:p>
          </table:table-cell>
          <table:table-cell table:style-name="Tabell1.D5" office:value-type="string">
            <text:p text:style-name="P21">Frame duration</text:p>
          </table:table-cell>
        </table:table-row>
        <table:table-row table:style-name="Tabell1.1">
          <table:table-cell table:style-name="Tabell1.A6" office:value-type="string">
            <text:p text:style-name="P21">imlook4d_Cdata</text:p>
          </table:table-cell>
          <table:table-cell table:style-name="Tabell1.B6" office:value-type="string">
            <text:p text:style-name="P20">x</text:p>
          </table:table-cell>
          <table:table-cell table:style-name="Tabell1.C6" office:value-type="string">
            <text:p text:style-name="P20">x</text:p>
          </table:table-cell>
          <table:table-cell table:style-name="Tabell1.D6" office:value-type="string">
            <text:p text:style-name="P21">4D pixel data</text:p>
          </table:table-cell>
        </table:table-row>
        <table:table-row table:style-name="Tabell1.1">
          <table:table-cell table:style-name="Tabell1.A7" office:value-type="string">
            <text:p text:style-name="P21">imlook4d_ROINames</text:p>
          </table:table-cell>
          <table:table-cell table:style-name="Tabell1.B7" office:value-type="string">
            <text:p text:style-name="P20">x</text:p>
          </table:table-cell>
          <table:table-cell table:style-name="Tabell1.C7" office:value-type="string">
            <text:p text:style-name="P20">x</text:p>
          </table:table-cell>
          <table:table-cell table:style-name="Tabell1.D7" office:value-type="string">
            <text:p text:style-name="P21">ROI names</text:p>
          </table:table-cell>
        </table:table-row>
        <table:table-row table:style-name="Tabell1.1">
          <table:table-cell table:style-name="Tabell1.A8" office:value-type="string">
            <text:p text:style-name="P21">imlook4d_ROI</text:p>
          </table:table-cell>
          <table:table-cell table:style-name="Tabell1.B8" office:value-type="string">
            <text:p text:style-name="P20">x</text:p>
          </table:table-cell>
          <table:table-cell table:style-name="Tabell1.C8" office:value-type="string">
            <text:p text:style-name="P20">x</text:p>
          </table:table-cell>
          <table:table-cell table:style-name="Tabell1.D8" office:value-type="string">
            <text:p text:style-name="P21">ROI pixels in 3D matrix</text:p>
          </table:table-cell>
        </table:table-row>
        <table:table-row table:style-name="Tabell1.1">
          <table:table-cell table:style-name="Tabell1.A9" office:value-type="string">
            <text:p text:style-name="P21">imlook4d_slice</text:p>
          </table:table-cell>
          <table:table-cell table:style-name="Tabell1.B9" office:value-type="string">
            <text:p text:style-name="P20">x</text:p>
          </table:table-cell>
          <table:table-cell table:style-name="Tabell1.C9" office:value-type="string">
            <text:p text:style-name="P20"/>
          </table:table-cell>
          <table:table-cell table:style-name="Tabell1.D9" office:value-type="string">
            <text:p text:style-name="P21">Current slice</text:p>
          </table:table-cell>
        </table:table-row>
        <table:table-row table:style-name="Tabell1.1">
          <table:table-cell table:style-name="Tabell1.A10" office:value-type="string">
            <text:p text:style-name="P21">imlook4d_frame</text:p>
          </table:table-cell>
          <table:table-cell table:style-name="Tabell1.B10" office:value-type="string">
            <text:p text:style-name="P20">x</text:p>
          </table:table-cell>
          <table:table-cell table:style-name="Tabell1.C10" office:value-type="string">
            <text:p text:style-name="P20"/>
          </table:table-cell>
          <table:table-cell table:style-name="Tabell1.D10" office:value-type="string">
            <text:p text:style-name="P21">Current frame</text:p>
          </table:table-cell>
        </table:table-row>
        <table:table-row table:style-name="Tabell1.1">
          <table:table-cell table:style-name="Tabell1.A11" office:value-type="string">
            <text:p text:style-name="P21">imlook4d_ROI_number</text:p>
          </table:table-cell>
          <table:table-cell table:style-name="Tabell1.B11" office:value-type="string">
            <text:p text:style-name="P20">x</text:p>
          </table:table-cell>
          <table:table-cell table:style-name="Tabell1.C11" office:value-type="string">
            <text:p text:style-name="P20"/>
          </table:table-cell>
          <table:table-cell table:style-name="Tabell1.D11" office:value-type="string">
            <text:p text:style-name="P21">Current selected ROI</text:p>
          </table:table-cell>
        </table:table-row>
      </table:table>
      <text:p text:style-name="P40"/>
      <text:p text:style-name="P41">Other variables are more for administrative tasks, such as cleaning up after a script is <text:span text:style-name="T56">finished</text:span>. <text:s/>The cleaning up is performed as part of the <text:span text:style-name="T13">EndScript</text:span> command. <text:s/></text:p>
      <text:h text:style-name="Heading_20_2" text:outline-level="2"/>
      <text:h text:style-name="P68" text:outline-level="2"><text:bookmark-start text:name="__RefHeading__336_315291764"/>Understanding your first script<text:bookmark-end text:name="__RefHeading__336_315291764"/></text:h>
      <text:p text:style-name="P53">When you did your first script, you noted that a new imlook4d window opened, and that a number of variables were written. <text:s/>I will now explain what happened, and the meaning of the variables. <text:s/>The best way to understand this is to rewrite the script a bit, so that “<text:span text:style-name="T12">my_script.m</text:span>” looks like this:</text:p>
      <text:p text:style-name="P31">StartScript</text:p>
      <text:p text:style-name="P31">imlook4d_Cdata=2*imlook4d_Cdata;</text:p>
      <text:p text:style-name="P31">WindowTitle('My_Script did this !');</text:p>
      <text:p text:style-name="P37">%EndScript</text:p>
      <text:p text:style-name="P31">Import <text:span text:style-name="T41">% This imports data,but doesn't remove variables from workspace</text:span></text:p>
      <text:p text:style-name="P11"/>
      <text:p text:style-name="P46">We now have two imlook4d windows. <text:s/>The window and all the data is called an instance. <text:s/>Each imlook4d window has a handle (like a variabel pointing to it) </text:p>
      <text:p text:style-name="P58">HandleToOrigina<text:span text:style-name="T40">l<text:tab/><text:tab/>points to the original imlook4d window</text:span></text:p>
      <text:p text:style-name="P58">imlook4d_current_handle<text:tab/><text:span text:style-name="T40">points to the new imlook4d window</text:span></text:p>
      <text:p text:style-name="P58"/>
      <text:p text:style-name="P44"><text:span text:style-name="T37">We also have a structure </text:span>imlook4d_current_handles <text:span text:style-name="T37">containing all data from the imlook4d window. <text:s/>This you normally don't need to touch, but it gives you access to the GUI, and to the data. <text:s/>The data which is shown in the workspace should be used instead of accessing it through the structure, since these variables takes precedence to the structure when importing.</text:span></text:p>
      <text:p text:style-name="P45"><text:span text:style-name="T37">T</text:span><text:span text:style-name="T36">here is also a variable </text:span><text:span text:style-name="T7">imlook4d_variables_before_script </text:span><text:span text:style-name="T36">that keeps track of which variables existed before the script was initiated, so that the </text:span><text:span text:style-name="T7">EndScript</text:span><text:span text:style-name="T36"> command knows what variables should be cleaned at the end of the script.</text:span></text:p>
      <text:h text:style-name="P69" text:outline-level="2"><text:bookmark-start text:name="__RefHeading__462_315291764"/>Example <text:span text:style-name="T53">script skeletons</text:span><text:bookmark-end text:name="__RefHeading__462_315291764"/></text:h>
      <text:p text:style-name="P51">The following examples show a few cases you can start scripting from.</text:p>
      <text:p text:style-name="P49"/>
      <text:p text:style-name="P49"><text:span text:style-name="T4">Example 1. </text:span><text:span text:style-name="T55"><text:s/></text:span>Create one new imlook4d window, and operate on </text:p>
      <text:p text:style-name="P34">% Start script</text:p>
      <text:p text:style-name="P26"><text:s text:c="4"/>StartScript;</text:p>
      <text:p text:style-name="P26"/>
      <text:p text:style-name="P34"><text:s text:c="4"/>% process with your own code</text:p>
      <text:p text:style-name="P34"><text:s text:c="4"/>% add new data to variables</text:p>
      <text:p text:style-name="P34"><text:soft-page-break/><text:s text:c="4"/>% possibly modify </text:p>
      <text:p text:style-name="P26"><text:s text:c="4"/></text:p>
      <text:p text:style-name="P23"><text:span text:style-name="T19"><text:s text:c="4"/></text:span><text:span text:style-name="T42">% Finish script</text:span></text:p>
      <text:p text:style-name="P30"><text:s text:c="4"/>EndScript</text:p>
      <text:p text:style-name="P49"/>
      <text:p text:style-name="P50"><text:span text:style-name="T4">Example 2. </text:span><text:span text:style-name="T55"><text:s/></text:span>Create multiple new imlook4d windows from the orginal, and modify the data in each</text:p>
      <text:p text:style-name="P23"><text:span text:style-name="T19"><text:s/></text:span><text:span text:style-name="T42">% Start script</text:span></text:p>
      <text:p text:style-name="P26"><text:s text:c="4"/>StartScript;</text:p>
      <text:p text:style-name="P23"/>
      <text:p text:style-name="P23"><text:span text:style-name="T19"><text:s text:c="4"/></text:span><text:span text:style-name="T42">% Create first imlook4d</text:span></text:p>
      <text:p text:style-name="P24"><text:span text:style-name="T19"><text:s text:c="4"/>imlook4d_Cdata=</text:span><text:span text:style-name="T20">2*imlook4d_Cdata</text:span><text:span text:style-name="T19">; <text:s text:c="4"/></text:span><text:span text:style-name="T42">%</text:span><text:span text:style-name="T44">Calculate</text:span></text:p>
      <text:p text:style-name="P23"><text:span text:style-name="T19"><text:s text:c="4"/>WindowTitle('(</text:span><text:span text:style-name="T20">2xdata</text:span><text:span text:style-name="T19">) ','prepend') <text:s text:c="2"/></text:span><text:span text:style-name="T42">%Add “(</text:span><text:span text:style-name="T43">2xdata</text:span><text:span text:style-name="T42">) “ to original title</text:span></text:p>
      <text:p text:style-name="P27"><text:s text:c="4"/>Import <text:s text:c="4"/><text:tab/><text:tab/><text:tab/><text:tab/><text:tab/></text:p>
      <text:p text:style-name="P23"/>
      <text:p text:style-name="P23"><text:span text:style-name="T19"><text:s text:c="4"/></text:span><text:span text:style-name="T42">% Create second imlook4d</text:span></text:p>
      <text:p text:style-name="P26"><text:s text:c="4"/>DuplicateOriginal;</text:p>
      <text:p text:style-name="P23"><text:span text:style-name="T19"><text:s text:c="4"/>imlook4d_Cdata=</text:span><text:span text:style-name="T20">3*imlook4d_Cdata</text:span><text:span text:style-name="T19">;</text:span></text:p>
      <text:p text:style-name="P23"><text:span text:style-name="T19"><text:s text:c="4"/>WindowTitle('(</text:span><text:span text:style-name="T20">3xdata</text:span><text:span text:style-name="T19">) ','prepend') <text:s text:c="2"/></text:span><text:span text:style-name="T42">%Add “(</text:span><text:span text:style-name="T43">3xdata</text:span><text:span text:style-name="T42">) “ to original title</text:span></text:p>
      <text:p text:style-name="P26"><text:s text:c="4"/>Import</text:p>
      <text:p text:style-name="P26"><text:s/></text:p>
      <text:p text:style-name="P23"><text:span text:style-name="T19"><text:s text:c="4"/></text:span><text:span text:style-name="T42">% Create last imlook4d</text:span></text:p>
      <text:p text:style-name="P26"><text:s text:c="4"/>DuplicateOriginal;</text:p>
      <text:p text:style-name="P23"><text:span text:style-name="T19"><text:s text:c="4"/>imlook4d_Cdata=</text:span><text:span text:style-name="T20">4*imlook4d_Cdata</text:span><text:span text:style-name="T19">;</text:span></text:p>
      <text:p text:style-name="P23"><text:span text:style-name="T19"><text:s text:c="4"/>WindowTitle('(</text:span><text:span text:style-name="T20">4xdata</text:span><text:span text:style-name="T19">) ','prepend') </text:span><text:span text:style-name="T42">%Add “(</text:span><text:span text:style-name="T43">4xdata</text:span><text:span text:style-name="T42">) “ to original title</text:span></text:p>
      <text:p text:style-name="P24"><text:span text:style-name="T19"><text:s text:c="4"/>Import<text:tab/></text:span><text:span text:style-name="T42">%</text:span><text:span text:style-name="T44">This is not necessary – EndScript does an import as well</text:span></text:p>
      <text:p text:style-name="P26"><text:s text:c="3"/></text:p>
      <text:p text:style-name="P23"><text:span text:style-name="T19"><text:s text:c="4"/></text:span><text:span text:style-name="T42">% Finish script</text:span></text:p>
      <text:p text:style-name="P22"><text:span text:style-name="T19"><text:s text:c="4"/>EndScript<text:tab/><text:tab/><text:tab/><text:tab/> <text:s text:c="3"/></text:span><text:span text:style-name="T42">%</text:span><text:span text:style-name="T44">Clean up</text:span></text:p>
      <text:p text:style-name="P49"/>
      <text:p text:style-name="P4"><text:span text:style-name="T4">Example 3. </text:span><text:span text:style-name="T55"><text:s/></text:span>A typical script (doing the same as the first script), with more options for modifications, would looks as <text:span text:style-name="T55">follows</text:span>. <text:s/><text:span text:style-name="T53">For instance, you can turn on/off parts of what is normally done in StartScript and EndScript</text:span>:</text:p>
      <text:p text:style-name="P35">% <text:span text:style-name="T55">StartScript</text:span></text:p>
      <text:p text:style-name="P24"><text:span text:style-name="T19"><text:s text:c="4"/></text:span><text:span text:style-name="T42">% Store variables (so we can clear all</text:span><text:span text:style-name="T45"> variables created in this script</text:span><text:span text:style-name="T42">)</text:span></text:p>
      <text:p text:style-name="P27"><text:s text:c="4"/>StoreVariables;</text:p>
      <text:p text:style-name="P33"/>
      <text:p text:style-name="P33"><text:span text:style-name="T19"><text:s text:c="4"/></text:span><text:span text:style-name="T42">% Make a duplicate to work on</text:span></text:p>
      <text:p text:style-name="P25"><text:span text:style-name="T19"><text:s text:c="4"/>Duplicate <text:s text:c="5"/></text:span><text:span text:style-name="T42">% Make a copy of imlook4d instance </text:span><text:span text:style-name="T45">in handle </text:span><text:span text:style-name="T42">newHandle</text:span></text:p>
      <text:p text:style-name="P24"><text:span text:style-name="T19"><text:s text:c="4"/>MakeCurrent <text:s text:c="3"/></text:span><text:span text:style-name="T42">% Rename newHandle to imlook4d_current_handle</text:span></text:p>
      <text:p text:style-name="P25"><text:span text:style-name="T19"><text:s text:c="4"/>Export <text:s text:c="8"/></text:span><text:span text:style-name="T42">% Export variables </text:span><text:span text:style-name="T46">from current imlook4d instance</text:span></text:p>
      <text:p text:style-name="P36"/>
      <text:p text:style-name="P36">% <text:span text:style-name="T55">Your code goes here</text:span></text:p>
      <text:p text:style-name="P24"><text:span text:style-name="T19"><text:s text:c="4"/>WindowTitle(</text:span><text:span text:style-name="T38">'SUV'</text:span><text:span text:style-name="T19">,'prepend')</text:span></text:p>
      <text:p text:style-name="P33"/>
      <text:p text:style-name="P35"><text:s text:c="4"/>% process with your own code</text:p>
      <text:p text:style-name="P35"><text:s text:c="4"/>% add new data to variables</text:p>
      <text:p text:style-name="P35"><text:s text:c="4"/>% possibly modify </text:p>
      <text:p text:style-name="P33"><text:tab/>…</text:p>
      <text:p text:style-name="P29"/>
      <text:p text:style-name="P28"><text:span text:style-name="T41">% </text:span><text:span text:style-name="T47">EndScript</text:span><text:span text:style-name="T41"> <text:s text:c="2"/></text:span><text:s/></text:p>
      <text:p text:style-name="P24"><text:span text:style-name="T19"><text:s text:c="4"/></text:span><text:span text:style-name="T42">% Import data (variables, and imlook4d_current_handles)</text:span></text:p>
      <text:p text:style-name="P27"><text:s text:c="4"/>Import</text:p>
      <text:p text:style-name="P27"><text:s text:c="4"/></text:p>
      <text:p text:style-name="P24"><text:span text:style-name="T19"><text:s text:c="4"/></text:span><text:span text:style-name="T42">% Clean up <text:s/>variables created in this script</text:span></text:p>
      <text:p text:style-name="P27"><text:s text:c="4"/>ClearVariables</text:p>
      <text:p text:style-name="P33"><text:tab/></text:p>
      <text:p text:style-name="P3"/>
      <text:p text:style-name="P2"/>
      <text:h text:style-name="P70" text:outline-level="2"><text:bookmark-start text:name="__RefHeading__338_315291764"/><text:soft-page-break/><text:span text:style-name="T54">List of </text:span>Script commands<text:bookmark-end text:name="__RefHeading__338_315291764"/></text:h>
      <text:p text:style-name="P1">The following simple scripting commands are available </text:p>
      <text:p text:style-name="P1"><text:s/></text:p>
      <text:p text:style-name="P9">StartScript<text:tab/>Starts a script with this command exports the variables in the table below, and creates a new imlook4d window to work in. <text:s/>The <text:span text:style-name="T9">imlook4d_current_handle </text:span>and<text:span text:style-name="T9"> imlook4d_current_handles</text:span> are set to point to the this new window. <text:s/>Hotelling filtering is applied to the imlook4d_Cdata image matrix. <text:s/>Interpolations, thresholding and window levels are <text:span text:style-name="T3">not</text:span> modifying the exported variables. <text:s/><text:line-break/><text:line-break/><text:span text:style-name="T14">handleToOriginal</text:span> is set to <text:span text:style-name="T9">imlook4d_current_handle</text:span> , so that initiating imlook4d-window can be referenced later in a script. <text:line-break/><text:line-break/>(Startscript uses the below commands internally: <text:line-break/><text:span text:style-name="T19">StoreVariables, Duplicate, MakeCurrent,</text:span><text:span text:style-name="T42"> </text:span><text:span text:style-name="T19">Export)</text:span></text:p>
      <text:p text:style-name="P1"><text:line-break/></text:p>
      <text:p text:style-name="P9">EndScript<text:tab/>Imports the modified variables, and modified <text:span text:style-name="T9">imlook4d_current_handles</text:span> into the window defined in <text:span text:style-name="T9">StartScript</text:span>. <text:s/>The window title is appended with the string <text:s/>in the variable <text:span text:style-name="T9">historyDescriptor</text:span>. <text:s/>It also cleans up the variables created in the script (from StartScript onwards).<text:line-break/><text:line-break/>(EndScript uses the below commands: <text:span text:style-name="T19">Title, Import, ClearVariables)</text:span></text:p>
      <text:p text:style-name="P9"/>
      <text:p text:style-name="P9">WindowTitle<text:tab/><text:span text:style-name="T14">WindowTitle(str)</text:span> <text:line-break/>sets the title of the current window to the string <text:span text:style-name="T14">str</text:span>.<text:line-break/><text:line-break/><text:span text:style-name="T14">WindowTitle(str,'prepend') </text:span><text:s/><text:line-break/>sets the string <text:span text:style-name="T14">str </text:span>before the title of the current window.<text:line-break/><text:line-break/><text:span text:style-name="T14">WindowTitle(str,'append') </text:span><text:span text:style-name="T48"><text:s/></text:span><text:line-break/>sets the string <text:span text:style-name="T14">str </text:span>after the title of the current window.</text:p>
      <text:p text:style-name="P9"/>
      <text:p text:style-name="P9">DuplicateOriginal<text:tab/>This duplicates the imlook4d window that started the script. <text:s/>It also exports the variables (just as the Export command would). <text:s/>This is useful if multiple windows will be created. <text:s/></text:p>
      <text:p text:style-name="P9"/>
      <text:p text:style-name="P9">TACT<text:tab/>Generates time-activity data from the ROIs. <text:s/>These are stored in the workspace variables:<text:line-break/>tact.activity <text:tab/>(columns with mean activity in each ROI)<text:line-break/>tact.n <text:tab/><text:tab/>(number of pixels in each ROI)<text:line-break/>tact.stdev<text:tab/><text:tab/>(columns with standard deviation within each ROI)</text:p>
      <text:p text:style-name="P9"/>
      <text:p text:style-name="P12">LoadROI<text:tab/><text:span text:style-name="T14">LoadROI(str) </text:span><text:line-break/>Loads a ROI from file path <text:span text:style-name="T14">str</text:span></text:p>
      <text:p text:style-name="P9"/>
      <text:p text:style-name="P9">MakeROI<text:tab/><text:span text:style-name="T15">MakeROI(str) </text:span><text:line-break/>Creates a ROI with the name <text:s/><text:span text:style-name="T14">str</text:span>.<text:line-break/><text:span text:style-name="T15">a=MakeROI(str) </text:span><text:line-break/>Creates a ROI with the name <text:s/><text:span text:style-name="T14">str</text:span>, and returns the ROI-number for the created ROI.</text:p>
      <text:p text:style-name="P9"><text:soft-page-break/></text:p>
      <text:p text:style-name="P64">SelectROI<text:tab/><text:span text:style-name="T15">SelectROI(number) </text:span><text:span text:style-name="T17">or </text:span><text:span text:style-name="T15">SelectROI(</text:span><text:span text:style-name="T17">name</text:span><text:span text:style-name="T15">)</text:span><text:line-break/>Selects ROI with ROI-number<text:span text:style-name="T32"> </text:span><text:span text:style-name="T33">or ROI-name.</text:span></text:p>
      <text:p text:style-name="P9"/>
      <text:p text:style-name="P13">ExportROIs<text:tab/>Export ROIs to workspace variable imlook4d_ROI_data.<text:line-break/><text:span text:style-name="T49">Examples showing how to use this data:</text:span><text:line-break/><text:span text:style-name="T50">imlook4d_ROI_data.midtime(1) <text:tab/>% Gets midtime of frame 1<text:line-break/>imlook4d_ROI_data.duration(1) <text:tab/>% Get duration of frame 1<text:line-break/>imlook4d_ROI_data.Npixels(1)<text:tab/>% Get number of pixels in ROI 1<text:line-break/>imlook4d_ROI_data.mean(3,1)<text:tab/>% Mean activity in frame 3, ROI 1<text:line-break/>imlook4d_ROI_data.mean(:,1)<text:tab/>% Mean activity in </text:span><text:span text:style-name="T52">each frame of dyn scan</text:span><text:span text:style-name="T50">, ROI 1<text:line-break/>imlook4d_ROI_data.stdev(3,1)<text:tab/>% St. dev. of pixels in frame 3, ROI 1<text:line-break/>imlook4d_ROI_data.pixels{1}(:,5)<text:tab/>% All pixel values in frame 5, ROI 1<text:line-break/>imlook4d_ROI_data.max(3,1)<text:tab/>% Max pixel value in frame 3, ROI 1<text:line-break/>imlook4d_ROI_data.min(3,1)<text:tab/>% </text:span><text:span text:style-name="T51">Min</text:span><text:span text:style-name="T50"> pixel value in frame 3, ROI 1<text:line-break/>imlook4d_ROI_data.volume(1)<text:tab/>% Volume of ROI 1<text:line-break/>imlook4d_ROI_data.voxelsize<text:tab/>% Voxelsizes [x y z dV] (dV=voxel volume=x*y*z)<text:line-break/>imlook4d_ROI_data.centroid{1}.x<text:tab/>% Centroid x position, of ROI 1<text:line-break/>imlook4d_ROI_data.dimension{1}.y<text:tab/>% Highest width in y-directin of ROI 1</text:span><text:span text:style-name="T18"><text:line-break/></text:span></text:p>
      <text:p text:style-name="P9"/>
      <text:p text:style-name="P9">SelectWindow<text:tab/>Pops up a dialog with a text message, to select another (imlook4d) window. <text:s/><text:line-break/>Click OK when you have activated the imlook4d-window you want to use. <text:s/>Returns a handle to the selected window.<text:line-break/>Useage:<text:line-break/><text:span text:style-name="T18">handle=SelectWindow(message)</text:span><text:span text:style-name="T19"><text:line-break/></text:span>Example (multi-line message when entered as cells):<text:line-break/><text:span text:style-name="T18">handle=SelectWindow({...<text:line-break/>'Select template image (from imlook4d/Windows menu)', ...<text:line-break/>'(image that we want slices to match' ...<text:line-break/>});</text:span></text:p>
      <text:p text:style-name="P9"/>
      <text:p text:style-name="P9">(Note: all script names start with a capital letter)</text:p>
      <text:p text:style-name="P9"/>
      <text:p text:style-name="P9"/>
      <text:p text:style-name="P10">Specialized script commands</text:p>
      <text:p text:style-name="P62">The following commands are performing smaller functionality, but may also be useful (they are actually used within the above commands):</text:p>
      <text:p text:style-name="P61"/>
      <text:p text:style-name="P15"><text:span text:style-name="T57">Open</text:span><text:tab/><text:span text:style-name="T16">Open, Open</text:span><text:span text:style-name="T14">(</text:span><text:span text:style-name="T16">arg</text:span><text:span text:style-name="T14">) </text:span><text:span text:style-name="T16">or handle=Open(arg).</text:span> <text:s/><text:span text:style-name="T57">Opens an imlook4d instance, and creates variables (</text:span><text:span text:style-name="T10">imlook4d_current_handle, imlook4d_current_handles</text:span><text:span text:style-name="T57">) in workspace. <text:s/>Same as menu File/Open followed by clicking the SCRIPTS menu. The input argument arg, could be a matrix, or a complete file path. <text:s/>The optional output argument is a handle to the imlook4d instance.</text:span></text:p>
      <text:p text:style-name="P15"/>
      <text:p text:style-name="P15">Save<text:tab/>Save dialog on current data (what is in <text:s/><text:span text:style-name="T9">imlook4d_current_handles</text:span>) </text:p>
      <text:p text:style-name="P15"/>
      <text:p text:style-name="P9">Export<text:tab/>exports image matrix as viewed on screen. <text:s/>Also exports useful variables from <text:span text:style-name="T9">imlook4d_current_handle</text:span> <text:line-break/>(same as menu “Workspace/export filtered”. <text:s/>Also the handles structure <text:span text:style-name="T9">imlook4d_current_handles</text:span> is exported. <text:line-break/></text:p>
      <text:p text:style-name="P9">ExportUntouched<text:tab/>exports image matrix (no interactive filters are applied). <text:s/>Also exports useful variables from <text:span text:style-name="T9">imlook4d_current_handle</text:span> <text:line-break/>(same as menu “Workspace/export untouched”). <text:s/>Also the handles structure <text:span text:style-name="T9">imlook4d_current_handles</text:span> is exported. </text:p>
      <text:p text:style-name="P9"><text:soft-page-break/></text:p>
      <text:p text:style-name="P17">Import<text:tab/>imports variables (same as menu “Workspace/import”)<text:line-break/>into <text:span text:style-name="T9">imlook4d_current_handle</text:span>. <text:s/>Also the handles structure <text:span text:style-name="T9">imlook4d_current_handles</text:span> is imported. <text:s/>Variables such as <text:span text:style-name="T9">imlook4d_Cdata</text:span> takes precedence over the same variable in the handles structure (e.g. <text:span text:style-name="T9">imlook4d_current_handles.image.Cdata</text:span>).<text:line-break/></text:p>
      <text:p text:style-name="P17"><text:span text:style-name="T59">Import</text:span>Untouched<text:tab/>imports variables (same as menu “Workspace/import”), <text:span text:style-name="T59">except that the matrix </text:span><text:span text:style-name="T11">imlook4d_Cdata </text:span><text:span text:style-name="T59">is not imported</text:span><text:line-break/></text:p>
      <text:p text:style-name="P9">Title<text:tab/>adds the content you put in variable <text:span text:style-name="T9">historyDescriptor</text:span> to the window title of <text:span text:style-name="T9">imlook4d_current_handle</text:span>.. <text:s/><text:span text:style-name="T1">This is going to be rolled out, and replaced by the WindowTitle function above.</text:span></text:p>
      <text:p text:style-name="P9"/>
      <text:p text:style-name="P9">Duplicate<text:tab/>duplicates the current window, and creates <text:span text:style-name="T9">newHandle</text:span>, <text:span text:style-name="T9">newHandles</text:span>. <text:s/>These have the same function as <text:span text:style-name="T9">imlook4d_current_handle</text:span>, and <text:span text:style-name="T9">imlook4d_current_handles</text:span>, but for the new window.<text:line-break/></text:p>
      <text:p text:style-name="P9">MakeCurrent<text:tab/>makes the <text:span text:style-name="T9">newHandle</text:span>, <text:span text:style-name="T9">newHandles</text:span> the current handles (renaming them to <text:span text:style-name="T9">imlook4d_current_handle, imlook4d_current_handles</text:span>). <text:s/>Following this command, scripts will operate on these. <text:s/><text:span text:style-name="T9">newHandle</text:span>, <text:span text:style-name="T9">newHandles</text:span> are deleted.<text:line-break/></text:p>
      <text:p text:style-name="P16">StoreVariables<text:tab/>Remember variables that exist in workspace before script is executed. <text:s/>The variable names are stored in <text:span text:style-name="T9">imlook4d_variables_before_script</text:span>. <text:s/><text:span text:style-name="T58">A possible problem may occur in the following condition:</text:span></text:p>
      <table:table table:name="Tabell2" table:style-name="Tabell2">
        <table:table-column table:style-name="Tabell2.A"/>
        <table:table-row>
          <table:table-cell table:style-name="Tabell2.A1" office:value-type="string">
            <text:p text:style-name="P63">Script A calls StoreVariables.</text:p>
            <text:p text:style-name="P63">Script A calls script B</text:p>
            <text:p text:style-name="P63">Script B calls StoreVariables</text:p>
            <text:p text:style-name="P63">Script B calls ClearVariables – Here Script A will loose track of stored variables<text:line-break/><text:line-break/>The remedy for this is to keep track of the stored variables yourself in script A:</text:p>
            <text:p text:style-name="P7">temp_list=imlook4d_variables_before_script; <text:s/>% Make temporal list</text:p>
            <text:p text:style-name="P7">Call script B</text:p>
            <text:p text:style-name="P7">imlook4d_variables_before_script=temp_list; <text:s/>% Restore list</text:p>
          </table:table-cell>
        </table:table-row>
      </table:table>
      <text:p text:style-name="P42"><text:line-break/></text:p>
      <text:p text:style-name="P9">ClearVariables<text:tab/>Clear variables that were created in script after that <text:span text:style-name="T9">StoreVariables</text:span> was called</text:p>
      <text:p text:style-name="P9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3-10-11T15:20:52.66</meta:creation-date>
    <dc:date>2015-09-22T17:57:13.119000000</dc:date>
    <dc:creator>Jan Axelsson</dc:creator>
    <meta:editing-duration>P1DT4H30M25S</meta:editing-duration>
    <meta:editing-cycles>55</meta:editing-cycles>
    <meta:generator>LibreOffice/4.2.4.2$Windows_x86 LibreOffice_project/63150712c6d317d27ce2db16eb94c2f3d7b699f8</meta:generator>
    <meta:printed-by>Jan Axelsson</meta:printed-by>
    <meta:print-date>2014-03-21T08:16:48.313000000</meta:print-date>
    <meta:document-statistic meta:table-count="2" meta:image-count="0" meta:object-count="0" meta:page-count="7" meta:paragraph-count="186" meta:word-count="2164" meta:character-count="14988" meta:non-whitespace-character-count="12652"/>
  </office:meta>
</office:document-meta>
</file>